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draw:auto-grow-height="true" fo:min-height="12.178cm"/>
    </style:style>
    <style:style style:name="pr5" style:family="presentation" style:parent-style-name="Padrão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color="#ffffff" fo:font-size="80pt" style:font-size-asian="80pt" style:font-size-complex="8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54pt" style:font-size-asian="54pt" style:font-size-complex="54pt"/>
    </style:style>
    <style:style style:name="P6" style:family="paragraph">
      <loext:graphic-properties draw:fill-color="#ffffff"/>
      <style:text-properties fo:font-size="44pt" style:font-size-asian="44pt" style:font-size-complex="44pt"/>
    </style:style>
    <style:style style:name="P7" style:family="paragraph">
      <loext:graphic-properties draw:fill-color="#ffffff"/>
      <style:text-properties fo:font-size="32pt" style:font-size-asian="40pt" style:font-size-complex="40pt"/>
    </style:style>
    <style:style style:name="P8" style:family="paragraph">
      <loext:graphic-properties draw:fill-color="#ffffff"/>
      <style:text-properties fo:font-size="52pt" style:font-size-asian="52pt" style:font-size-complex="52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5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A colheita</text:span></text:p>
            <text:p><text:span text:style-name="T2">Alda Céli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8cm" svg:x="1.4cm" svg:y="4.914cm" presentation:class="subtitle">
          <draw:text-box>
            <text:p><text:span text:style-name="T3">Voz do que clama em meio ao deserto</text:span></text:p>
            <text:p><text:span text:style-name="T3">Prepara o caminho do meu Salvador</text:span></text:p>
            <text:p><text:span text:style-name="T3">Grita nas praça, nas ruas, nos campos</text:span></text:p>
            <text:p><text:span text:style-name="T3">Prepara o caminho do meu Salvador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4">Toca a trombeta em Sião</text:span></text:p>
            <text:p><text:span text:style-name="T4">Não despreze as feridas das s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>
          <draw:text-box>
            <text:p><text:span text:style-name="T5">Este é o tempo de lançarmos a rede</text:span></text:p>
            <text:p><text:span text:style-name="T5">Prega a Palavra, viver o evangelho</text:span></text:p>
            <text:p><text:span text:style-name="T5">Este é o tempo de quebrantamento</text:span></text:p>
            <text:p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4">A hora é chegada, o tempo é este e Ele vem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3">Voz do que clama em meio ao deserto</text:span></text:p>
            <text:p><text:span text:style-name="T3">Prepara o caminho do meu Salvador</text:span></text:p>
            <text:p><text:span text:style-name="T3">Grita nas praça, nas ruas, nos campos</text:span></text:p>
            <text:p><text:span text:style-name="T3">Prepara o caminho do meu Salvador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4">Toca a trombeta em Sião</text:span></text:p>
            <text:p><text:span text:style-name="T4">Não despreze as feridas das s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>
          <draw:text-box>
            <text:p><text:span text:style-name="T5">Este é o tempo de lançarmos a rede</text:span></text:p>
            <text:p><text:span text:style-name="T5">Prega a Palavra, viver o evangelho</text:span></text:p>
            <text:p><text:span text:style-name="T5">Este é o tempo de quebrantamento</text:span></text:p>
            <text:p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4">A hora é chegada, o tempo é este e Ele vem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>
          <draw:text-box>
            <text:p><text:span text:style-name="T5">Este é o tempo de lançarmos a rede</text:span></text:p>
            <text:p><text:span text:style-name="T5">Prega a Palavra, viver o evangelho</text:span></text:p>
            <text:p><text:span text:style-name="T5">Este é o tempo de quebrantamento</text:span></text:p>
            <text:p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><text:span text:style-name="T6">A hora é chegada, o tempo é este e Ele vem…</text:span></text:p>
            <text:p><text:span text:style-name="T6">(O Espírito e a noiva dizem vem.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<text:span text:style-name="T3">Ide fazei discípulos de todas as nações, porque Ele vem…</text:span></text:p>
            <text:p><text:span text:style-name="T3">( O Espírito e a noiva dizem vem…)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4:42:07.637293114</meta:creation-date>
    <dc:date>2017-02-12T14:03:37.143068875</dc:date>
    <meta:editing-duration>PT11M4S</meta:editing-duration>
    <meta:editing-cycles>6</meta:editing-cycles>
    <meta:generator>LibreOffice/5.2.5.1$Linux_X86_64 LibreOffice_project/20m0$Build-1</meta:generator>
    <meta:document-statistic meta:object-count="58"/>
  </office:meta>
</office:document-meta>
</file>